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8A0000000496AF682D.png"/>
  <manifest:file-entry manifest:media-type="image/png" manifest:full-path="Pictures/100002010000058A0000000526DE88F9.png"/>
  <manifest:file-entry manifest:media-type="image/png" manifest:full-path="Pictures/10000000000005DE00000467362E3B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84d1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 style:punctuation-wrap="hanging" style:line-break="strict"/>
    </style:style>
    <style:style style:name="P3" style:family="paragraph">
      <style:paragraph-properties fo:text-align="center" style:punctuation-wrap="hanging" style:line-break="strict"/>
      <style:text-properties style:use-window-font-color="true" fo:font-size="28pt" style:font-size-asian="28pt" style:font-size-complex="28pt"/>
    </style:style>
    <style:style style:name="P4" style:family="paragraph">
      <style:text-properties fo:font-family="'Trebuchet MS'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ffffff"/>
    </style:style>
    <style:style style:name="T1" style:family="text">
      <style:text-properties style:use-window-font-color="true" fo:font-size="28pt" fo:language="en" fo:country="US" style:font-family-asian="华文楷体" style:font-pitch-asian="variable" style:font-size-asian="28pt" style:language-asian="zh" style:country-asian="CN" style:font-family-complex="华文楷体" style:font-pitch-complex="variable" style:font-size-complex="28pt"/>
    </style:style>
    <style:style style:name="T2" style:family="text">
      <style:text-properties fo:color="#000000"/>
    </style:style>
    <style:style style:name="T3" style:family="text">
      <style:text-properties fo:color="#ffffff"/>
    </style:style>
    <style:style style:name="T4" style:family="text">
      <style:text-properties fo:font-family="'Bitstream Vera Sans Mono'" style:font-family-generic="swiss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27cm" svg:y="6.35cm" presentation:class="title" presentation:user-transformed="true">
          <draw:text-box>
            <text:p text:style-name="P1">Scriptable Sensor Network</text:p>
          </draw:text-box>
        </draw:frame>
        <draw:frame draw:style-name="gr1" draw:text-style-name="P3" draw:layer="layout" svg:width="13.335cm" svg:height="3.646cm" svg:x="6.985cm" svg:y="10.324cm">
          <draw:text-box>
            <text:p text:style-name="P2"><text:span text:style-name="T1">Fajran Iman Rusadi</text:span></text:p>
            <text:p text:style-name="P2"><text:span text:style-name="T1">ZhengZhangzhe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roject Background</text:p>
              </text:list-item>
              <text:list-item>
                <text:p text:style-name="P1">Basic Idea</text:p>
              </text:list-item>
              <text:list-item>
                <text:p text:style-name="P1">Application Architec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blem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We never know what applications we need in the future</text:p>
              </text:list-item>
              <text:list-item>
                <text:p>Therefore, we should be able to deploy new applications dynami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lution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Run a virtual machine on the sensor network</text:p>
              </text:list-item>
              <text:list-item>
                <text:p>Run scripts on it</text:p>
              </text:list-item>
              <text:list-item>
                <text:p>Provide a way to install and run the script dynami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Lua SPOT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cript execution environment on Sun SPOT</text:p>
              </text:list-item>
              <text:list-item>
                <text:p text:style-name="P1">Uses Lua script</text:p>
              </text:list-item>
              <text:list-item>
                <text:p>Lua is a powerful, fast, lightweight, embeddable scripting language*</text:p>
              </text:list-item>
            </text:list>
          </draw:text-box>
        </draw:frame>
        <draw:frame draw:style-name="gr3" draw:text-style-name="P4" draw:layer="layout" svg:width="10.366cm" svg:height="0.988cm" svg:x="0.882cm" svg:y="19.358cm">
          <draw:text-box>
            <text:p text:style-name="P4">*) http://www.lua.org/about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rchitecture</text:p>
          </draw:text-box>
        </draw:frame>
        <draw:g>
          <draw:custom-shape draw:style-name="gr4" draw:text-style-name="P6" draw:layer="layout" svg:width="19.05cm" svg:height="1.905cm" svg:x="4.445cm" svg:y="13.27cm">
            <text:p text:style-name="P5"><text:span text:style-name="T2">SunSPO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715cm" svg:height="3.175cm" svg:x="4.445cm" svg:y="10.095cm">
            <text:p text:style-name="P5"><text:span text:style-name="T2">LuaSPO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3.335cm" svg:height="3.175cm" svg:x="10.16cm" svg:y="10.095cm">
            <text:p text:style-name="P5"><text:span text:style-name="T2">Kahlua (Lua VM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81cm" svg:height="2.54cm" svg:x="4.445cm" svg:y="7.555cm">
            <text:p text:style-name="P5">Manager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81cm" svg:height="2.54cm" svg:x="8.255cm" svg:y="7.555cm">
            <text:p text:style-name="P5">Router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81cm" svg:height="2.54cm" svg:x="12.065cm" svg:y="7.555cm">
            <text:p text:style-name="P5">App 1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81cm" svg:height="2.54cm" svg:x="15.875cm" svg:y="7.555cm">
            <text:p text:style-name="P5">...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81cm" svg:height="2.54cm" svg:x="19.685cm" svg:y="7.555cm">
            <text:p text:style-name="P5">App N</text:p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13.037cm" svg:height="0.988cm" svg:x="1.27cm" svg:y="19.05cm">
          <draw:text-box>
            <text:p text:style-name="P4">Kahlua: http://code.google.com/p/kahlua/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ervice Provider</text:p>
          </draw:text-box>
        </draw:frame>
        <draw:g>
          <draw:custom-shape draw:style-name="gr7" draw:text-style-name="P6" draw:layer="layout" svg:width="1.905cm" svg:height="2.54cm" svg:x="3.175cm" svg:y="11.43cm">
            <text:p text:style-name="P5"><text:span text:style-name="T2">I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4.445cm" svg:height="2.54cm" svg:x="5.08cm" svg:y="11.43cm">
            <text:p text:style-name="P5"><text:span text:style-name="T3">Applica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3.81cm" svg:height="2.54cm" svg:x="9.525cm" svg:y="11.43cm">
            <text:p text:style-name="P5">Function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10.795cm" svg:height="2.54cm" svg:x="13.335cm" svg:y="11.43cm">
            <text:p text:style-name="P5">Parameter</text:p>
            <draw:enhanced-geometry svg:viewBox="0 0 21600 21600" draw:type="rectangle" draw:enhanced-path="M 0 0 L 21600 0 21600 21600 0 21600 0 0 Z N"/>
          </draw:custom-shape>
        </draw:g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Sensor network as a service provider</text:p>
              </text:list-item>
              <text:list-item>
                <text:p>Application provides services</text:p>
              </text:list-item>
              <text:list-item>
                <text:p>Function invocation =&gt; RPC</text:p>
                <text:p/>
                <text:p/>
                <text:p/>
              </text:list-item>
              <text:list-item>
                <text:p>Bootstrapped by dispatch() func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dispatch(message)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Create new Lua VM for each invocation</text:p>
              </text:list-item>
              <text:list-item>
                <text:p text:style-name="P1">Select correct application</text:p>
              </text:list-item>
              <text:list-item>
                <text:p text:style-name="P1">Invoke the requested function</text:p>
              </text:list-item>
              <text:list-item>
                <text:p text:style-name="P1">Lua VM is destroyed after the function returns</text:p>
              </text:list-item>
              <text:list-item>
                <text:p text:style-name="P1">Each execution is stateless and isolated</text:p>
              </text:list-item>
              <text:list-item>
                <text:p text:style-name="P1">Persistent memory storage is provid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Lua API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unSpotLib</text:p>
                <text:list>
                  <text:list-item>
                    <text:p text:style-name="P1">Access SunSPOT functions: sensors, leds, sleep, ...</text:p>
                  </text:list-item>
                </text:list>
              </text:list-item>
              <text:list-item>
                <text:p text:style-name="P1">LuaSpotLib</text:p>
                <text:list>
                  <text:list-item>
                    <text:p text:style-name="P1">Persistent memory, send()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Application Manager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mplemented in Java</text:p>
              </text:list-item>
              <text:list-item>
                <text:p text:style-name="P1">Install and remove application</text:p>
              </text:list-item>
              <text:list-item>
                <text:p text:style-name="P1">Install function accepts fragmented data</text:p>
              </text:list-item>
            </text:list>
          </draw:text-box>
        </draw:frame>
        <draw:g>
          <draw:custom-shape draw:style-name="gr7" draw:text-style-name="P6" draw:layer="layout" svg:width="1.27cm" svg:height="1.905cm" svg:x="1.905cm" svg:y="12.14cm">
            <text:p text:style-name="P5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175cm" svg:height="1.905cm" svg:x="3.175cm" svg:y="12.14cm">
            <text:p text:style-name="P5">manager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2.54cm" svg:height="1.905cm" svg:x="6.35cm" svg:y="12.14cm">
            <text:p text:style-name="P5">install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175cm" svg:height="1.905cm" svg:x="8.89cm" svg:y="12.14cm">
            <text:p text:style-name="P5">name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175cm" svg:height="1.905cm" svg:x="12.065cm" svg:y="12.14cm">
            <text:p text:style-name="P5">index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81cm" svg:height="1.905cm" svg:x="15.24cm" svg:y="12.14cm">
            <text:p text:style-name="P5">fragments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6.35cm" svg:height="1.905cm" svg:x="19.05cm" svg:y="12.14cm">
            <text:p text:style-name="P5">data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Router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mplemented as a Lua Application</text:p>
              </text:list-item>
              <text:list-item>
                <text:p text:style-name="P1">Contains nested message that will be <text:span text:style-name="T4">dispatch()</text:span>-ed</text:p>
              </text:list-item>
            </text:list>
          </draw:text-box>
        </draw:frame>
        <draw:g>
          <draw:custom-shape draw:style-name="gr7" draw:text-style-name="P6" draw:layer="layout" svg:width="1.27cm" svg:height="1.905cm" svg:x="4.445cm" svg:y="11.43cm">
            <text:p text:style-name="P5"><text:span text:style-name="T2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2.539cm" svg:height="1.905cm" svg:x="5.716cm" svg:y="11.43cm">
            <text:p text:style-name="P5">router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2.54cm" svg:height="1.905cm" svg:x="8.255cm" svg:y="11.43cm">
            <text:p text:style-name="P5">route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81cm" svg:height="1.905cm" svg:x="10.795cm" svg:y="11.43cm">
            <text:p text:style-name="P5">packet id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81cm" svg:height="1.905cm" svg:x="14.605cm" svg:y="11.43cm">
            <text:p text:style-name="P5">max hop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2.54cm" svg:height="1.905cm" svg:x="18.415cm" svg:y="11.43cm">
            <text:p text:style-name="P5">src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2.54cm" svg:height="1.905cm" svg:x="20.955cm" svg:y="11.43cm">
            <text:p text:style-name="P5">dst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9.05cm" svg:height="1.905cm" svg:x="4.445cm" svg:y="13.335cm">
            <text:p text:style-name="P5">nested message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Limitation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emory handling</text:p>
              </text:list-item>
              <text:list-item>
                <text:p text:style-name="P1">Application compilation (?)</text:p>
              </text:list-item>
              <text:list-item>
                <text:p text:style-name="P1">Need better routing algorith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Future work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Implement Sun SPOT APIs completely</text:p>
              </text:list-item>
              <text:list-item>
                <text:p>Lua SPOT SDK and simula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emo</text:p>
          </draw:text-box>
        </draw:frame>
        <draw:frame presentation:style-name="pr8" draw:layer="layout" svg:width="25.199cm" svg:height="13.861cm" svg:x="1.4cm" svg:y="4.914cm" presentation:class="outline">
          <draw:text-box>
            <text:list text:style-name="L2">
              <text:list-item>
                <text:p>Create path based on a certain data</text:p>
              </text:list-item>
              <text:list-item>
                <text:p>Turn on the LEDs along the pa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27cm" svg:y="7.62cm" presentation:class="title" presentation:user-transformed="true">
          <draw:text-box>
            <text:p>Q/A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333366" draw:start-intensity="100%" draw:end-intensity="100%" draw:angle="0" draw:border="5%"/>
    <draw:fill-image draw:name="Bitmape_20_1" draw:display-name="Bitmape 1" xlink:href="Pictures/10000000000005DE00000467362E3B1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7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use-window-font-color="true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style:use-window-font-color="true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style:use-window-font-color="true" fo:font-family="'Trebuchet M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">
            <style:list-level-properties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Franklin Gothic Medium'" style:font-family-generic="swiss" style:font-pitch="variable" fo:color="#4e3b3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gradient-name="Gradient_20_7" draw:gradient-step-count="0" draw:fill-image-width="0cm" draw:fill-image-height="0cm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38e27" fo:font-size="12pt" fo:language="en" fo:country="US" style:font-family-asian="华文楷体" style:font-pitch-asian="variable" style:font-size-asian="12pt" style:language-asian="zh" style:country-asian="CN" style:font-family-complex="华文楷体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d38e2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g draw:name="直接连接符 6">
        <draw:frame draw:name="直接连接符 6" draw:style-name="Mgr3" draw:text-style-name="MP4" draw:layer="backgroundobjects" svg:width="24.011cm" svg:height="0.083cm" svg:x="1.388cm" svg:y="2.88cm">
          <draw:image xlink:href="Pictures/100002010000058A0000000526DE88F9.png" xlink:type="simple" xlink:show="embed" xlink:actuate="onLoad">
            <text:p/>
          </draw:image>
        </draw:frame>
        <draw:custom-shape draw:style-name="Mgr4" draw:text-style-name="MP5" draw:layer="backgroundobjects" svg:width="0.001cm" svg:height="0.001cm" svg:x="1.41cm" svg:y="2.919cm">
          <text:p/>
          <draw:enhanced-geometry svg:viewBox="0 0 21600 21600" draw:type="mso-spt202" draw:enhanced-path="M 0 0 L 21600 0 21600 21600 0 21600 0 0 Z N"/>
        </draw:custom-shape>
      </draw:g>
      <draw:g draw:name="直接连接符 8">
        <draw:frame draw:name="直接连接符 8" draw:style-name="Mgr3" draw:text-style-name="MP4" draw:layer="backgroundobjects" svg:width="24.011cm" svg:height="0.083cm" svg:x="1.388cm" svg:y="2.88cm">
          <draw:image xlink:href="Pictures/100002010000058A0000000526DE88F9.png" xlink:type="simple" xlink:show="embed" xlink:actuate="onLoad">
            <text:p/>
          </draw:image>
        </draw:frame>
        <draw:custom-shape draw:style-name="Mgr4" draw:text-style-name="MP5" draw:layer="backgroundobjects" svg:width="0.001cm" svg:height="0.001cm" svg:x="1.41cm" svg:y="2.919cm">
          <text:p/>
          <draw:enhanced-geometry svg:viewBox="0 0 21600 21600" draw:type="mso-spt202" draw:enhanced-path="M 0 0 L 21600 0 21600 21600 0 21600 0 0 Z N"/>
        </draw:custom-shape>
      </draw:g>
      <draw:g draw:name="直接连接符 11">
        <draw:frame draw:name="直接连接符 11" draw:style-name="Mgr3" draw:text-style-name="MP4" draw:layer="backgroundobjects" svg:width="24.011cm" svg:height="0.071cm" svg:x="1.388cm" svg:y="2.91cm">
          <draw:image xlink:href="Pictures/100002010000058A0000000496AF682D.png" xlink:type="simple" xlink:show="embed" xlink:actuate="onLoad">
            <text:p/>
          </draw:image>
        </draw:frame>
        <draw:custom-shape draw:style-name="Mgr4" draw:text-style-name="MP5" draw:layer="backgroundobjects" svg:width="0.001cm" svg:height="0.001cm" svg:x="1.41cm" svg:y="2.937cm">
          <text:p/>
          <draw:enhanced-geometry svg:viewBox="0 0 21600 21600" draw:type="mso-spt202" draw:enhanced-path="M 0 0 L 21600 0 21600 21600 0 21600 0 0 Z N"/>
        </draw:custom-shape>
      </draw:g>
      <draw:frame presentation:style-name="Title2-outline1" draw:layer="backgroundobjects" svg:width="24.13cm" svg:height="13.86cm" svg:x="0.847cm" svg:y="4.317cm" presentation:class="outline" presentation:placeholder="true">
        <draw:text-box/>
      </draw:frame>
      <draw:frame presentation:style-name="Title2-title" draw:layer="backgroundobjects" svg:width="24.13cm" svg:height="2.329cm" svg:x="0.847cm" svg:y="1.27cm" presentation:class="title" presentation:placeholder="true">
        <draw:text-box/>
      </draw:frame>
      <draw:frame presentation:style-name="Mpr4" draw:text-style-name="MP5" draw:layer="backgroundobjects" svg:width="6.985cm" svg:height="1.277cm" svg:x="17.991cm" svg:y="0.212cm" presentation:class="date-time">
        <draw:text-box>
          <text:p/>
        </draw:text-box>
      </draw:frame>
      <draw:frame presentation:style-name="Mpr4" draw:text-style-name="MP5" draw:layer="backgroundobjects" svg:width="8.044cm" svg:height="1.277cm" svg:x="9.948cm" svg:y="0.212cm" presentation:class="footer">
        <draw:text-box>
          <text:p/>
        </draw:text-box>
      </draw:frame>
      <draw:frame presentation:style-name="Mpr5" draw:text-style-name="MP6" draw:layer="backgroundobjects" svg:width="2.108cm" svg:height="0.768cm" svg:x="22.86cm" svg:y="17.983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iang</meta:initial-creator>
    <meta:creation-date>2009-03-17T16:25:27</meta:creation-date>
    <dc:date>2009-03-18T16:36:10</dc:date>
    <meta:editing-cycles>39</meta:editing-cycles>
    <meta:editing-duration>PT03H35M23S</meta:editing-duration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